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space" svg:font-family="monospace"/>
    <style:font-face style:name="Lucida Sans1" svg:font-family="'Lucida Sans'" style:font-family-generic="swiss"/>
    <style:font-face style:name="Courier New" svg:font-family="'Courier New'" style:font-family-generic="modern" style:font-pitch="fixed"/>
    <style:font-face style:name="Tinos" svg:font-family="Tinos" style:font-adornments="Italic" style:font-pitch="variable"/>
    <style:font-face style:name="Cousine1" svg:font-family="Cousine" style:font-family-generic="modern" style:font-pitch="variable"/>
    <style:font-face style:name="Cousine" svg:font-family="Cousine" style:font-adornments="Italic" style:font-family-generic="modern" style:font-pitch="variable"/>
    <style:font-face style:name="Times New Roman" svg:font-family="'Times New Roman'" style:font-family-generic="roman" style:font-pitch="variable"/>
    <style:font-face style:name="Arimo1" svg:font-family="Arimo" style:font-family-generic="swiss" style:font-pitch="variable"/>
    <style:font-face style:name="Arimo" svg:font-family="Arimo" style:font-adornments="Italic" style:font-family-generic="swiss" style:font-pitch="variable"/>
    <style:font-face style:name="Arimo2"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weight="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rotli Specification Comments</text:h>
      <text:h text:style-name="Heading_20_2" text:outline-level="2">Mark Adler</text:h>
      <text:p text:style-name="Standard"/>
      <text:p text:style-name="Standard">These are comments on the <text:span text:style-name="T3">Brotli Compressed Data Format</text:span>, dated October 2014, version <text:span text:style-name="T3">draft-alakuijala-brotli-02</text:span>. <text:s/>The comments are preceded by the section numbers they refer to.</text:p>
      <text:h text:style-name="Heading_20_3" text:outline-level="3">1.2</text:h>
      <text:p text:style-name="Standard">Why is it always “<text:span text:style-name="Mono"><text:span text:style-name="T5">the "brotli" format</text:span></text:span>”, in quotes like that? <text:s/>I think that the quotes can be dispensed with.</text:p>
      <text:h text:style-name="Heading_20_3" text:outline-level="3">1.5.1</text:h>
      <text:p text:style-name="Standard">“<text:span text:style-name="Mono"><text:span text:style-name="T5">Data elements other than Huffman codes are packed starting with the least-significant bit of the data element.</text:span></text:span>”</text:p>
      <text:p text:style-name="Standard"/>
      <text:p text:style-name="Standard">The way this is shown can be confusing. <text:s/>For WBITS, “1xxx” means a 1 in the <text:span text:style-name="T3">lowest</text:span> bit, and then “xxx” in the next three bits up, but not reversed. <text:s/>So to be more explicit, 1abc becomes abc1 in the bit stream, as opposed to cba1. <text:s/>Maybe a better notation would break up the pieces to be sequenced. <text:s/>E.g. 1/xxx becomes xxx1. <text:s/>Same thing for RLEMAX. <text:s/>This is especially troublesome for the number of block types variable-length code. <text:s/>There the specification gives “1011xxx” for 9-16. <text:s/>So you might think that 1011abc should become either cba1101, considering the whole thing to be a prefix code as implied by “variable-length code”, or abc1101, considering the first four bits to be a prefix code and the xxx to be extra bits as seen in many other cases in the format. <text:s/>Unfortunately both would be wrong. <text:s/>In fact 1011abc becomes abc0111 in the bit stream! <text:s/>Using a slash notation, this could be written as 1/011/abc, which then more naturally can be seen to be abc0111 in the stream. <text:s/>Or you could resolve this a different way. <text:s/>Perhaps instead always show the actual order in the bit stream?</text:p>
      <text:p text:style-name="Standard"/>
      <text:p text:style-name="Standard">By the way, the document repeatedly refers to Huffman codes, when really it is referring to prefix codes. <text:s/>There is nothing that requires that the prefix codes actually be Huffman codes, i.e. optimal codes for the frequencies of the symbols they code. <text:s/>In fact, since there is a length limit to the prefix codes, technically some of the codes generated are necessarily not Huffman codes. <text:s/>Calling them Huffman codes could imply that a stream for which the prefix code is not optimal is not a valid brotli stream. <text:s/>I think it would be better to refer to them as prefix codes, and when introduced, to point out that all of the prefix codes used in brotli are complete prefix codes, and that prefix codes with one symbol and zero bits coding that symbol are permitted. <text:s/>The optimality of the prefix codes is not important to the specification and optimality does not restrict valid brotli streams.</text:p>
      <text:h text:style-name="Heading_20_3" text:outline-level="3">2.</text:h>
      <text:p text:style-name="Standard">This whole section is horrible. <text:s/>(Sorry to be judgmental.) <text:s/>I will need to think more about how to better introduce the format and especially interleaving of codes. <text:s/>What follows for now are stream-of-consciousness comments on this section. <text:s/>I may update these comments later with something more cohesive.</text:p>
      <text:p text:style-name="Standard"/>
      <text:p text:style-name="Standard"><text:soft-page-break/>It is not immediately clear if the 256 MiB limit applies to the uncompressed data represented by the meta-block, or if it refers to compressed data. <text:s/>The term "meta-block" is used to refer to both the input data and the compressed data in that first paragraph. <text:s/>The term “input data” is ambiguous, since it could be referring to the input data to the decompressor. <text:s/>The term “uncompressed data” should be used.</text:p>
      <text:p text:style-name="Standard"/>
      <text:p text:style-name="Standard">Show a diagram of one command, something like:</text:p>
      <text:p text:style-name="Standard"/>
      <text:p text:style-name="Standard"><text:s text:c="4"/>[# of literals &amp; match length][literal][literal]...[literal][distance]</text:p>
      <text:p text:style-name="Standard"/>
      <text:p text:style-name="Standard">It should state here if you can have a command with no literals and/or no match. <text:s/>I am wondering at this point how to make an empty stream.</text:p>
      <text:p text:style-name="Standard"/>
      <text:p text:style-name="Standard">Introduce the topic of multiple codes for the same category up front, and note the rationale.</text:p>
      <text:p text:style-name="Standard"/>
      <text:p text:style-name="Standard">Use consistent terminology: "copy" is used for a match copy as well as a "literal copy block" — should that be a literal insert block?</text:p>
      <text:p text:style-name="Standard"/>
      <text:p text:style-name="Standard">This is awkwardly worded:</text:p>
      <text:p text:style-name="Standard"/>
      <text:p text:style-name="Standard">“<text:span text:style-name="Mono">The subsequent blocks within each block category must have different block types, but blocks further away in the block sequence can have the same types.</text:span>”</text:p>
      <text:p text:style-name="Standard"/>
      <text:p text:style-name="Standard">What this is trying to say is that the block type can be reused, and that it makes no sense to change to the same block type since you could have had just one with a longer length. <text:s/>A block type code is inserted only when the block type changes.</text:p>
      <text:p text:style-name="Standard"/>
      <text:p text:style-name="Standard">Use "category", "type", "kind" consistently.</text:p>
      <text:p text:style-name="Standard"/>
      <text:p text:style-name="Standard">A meta-block is not really a series of blocks as described. <text:s/>It is a series of instructions. <text:s/>The coding of the instructions interleaves different codes depending on the category, the block type, and the context. <text:s/>The attempt to use “blocks” of a particular type of element (e.g. literals) using a single prefix code as a way to explain the format is at the root of the problems with this section.</text:p>
      <text:p text:style-name="Standard"/>
      <text:p text:style-name="Standard">Typo: "<text:span text:style-name="Mono">context ID in the rage [0, 63]</text:span>" -- range, not rage.</text:p>
      <text:h text:style-name="Heading_20_3" text:outline-level="3">3.2</text:h>
      <text:p text:style-name="Standard">“<text:span text:style-name="Mono">The Huffman codes used for each alphabet in the "brotli" format are canonical Huffman codes</text:span>”</text:p>
      <text:p text:style-name="Standard"/>
      <text:p text:style-name="Standard">Empirically not true. <text:s/>Some simple codes have out-of-order symbols of the same code length in the example compressed data. <text:s/>Simple codes provide the symbols directly in correspondence with the code lengths, so they can, and are provided in whatever order the compressor desires.</text:p>
      <text:h text:style-name="Heading_20_3" text:outline-level="3"><text:soft-page-break/>3.4</text:h>
      <text:p text:style-name="Standard">The phrase “<text:span text:style-name="Mono">machine integer</text:span>” shows up a few times, here for symbol bits, later for extra bits. <text:s/>I would normally take that phrase to mean a fixed-width integer matching a register size on the machine, e.g. 32 or 64 bits. <text:s/>I think what you mean is simply an unsigned integer of <text:span text:style-name="T3">n</text:span><text:span text:style-name="T4"> bits. <text:s/>Maybe just say integer or unsigned integer.</text:span></text:p>
      <text:p text:style-name="Standard"/>
      <text:p text:style-name="Standard">“<text:span text:style-name="Mono">where NSYM = # of symbols with non-zero code length</text:span>”</text:p>
      <text:p text:style-name="Standard"/>
      <text:p text:style-name="Standard">This is not quite right. <text:s/>In fact if NSYM = 1, then there is one symbol, and it has zero code length! <text:s/>The problem here is that "zero code length" is being used to mean two different things. <text:s/>Either a) a symbol that is not coded at all, and b) a code with a single symbol that actually has zero bits. <text:s/>Perhaps it would be easier to say the # of symbols that are coded.</text:p>
      <text:p text:style-name="Standard"/>
      <text:p text:style-name="Standard">“<text:span text:style-name="Mono">if NSYM = 1, the code length for the one symbol is one at this stage</text:span>”</text:p>
      <text:p text:style-name="Standard"/>
      <text:p text:style-name="Standard">I am not clear how this has any meaning in this context. <text:s/>There are no code lengths provided in the bit stream for symbols for simple codes, as there are for complex codes. <text:s/>No length of one is provided for this symbol. <text:s/>There is no “stage” at which this is the case. <text:s/>Instead a length of zero is implied by NSYM.</text:p>
      <text:p text:style-name="Standard"/>
      <text:p text:style-name="Standard">For NSYM = 2, 3, or 4, the 2..4 symbols provided might not be sorted. <text:s/>Though there is no reason for them not to have been sorted by the compressor. <text:s/>Should the stream be rejected if they are not sorted? <text:s/>Or should the decompressor sort them? <text:s/>Or should they be used in the order presented even if they are not sorted? <text:s/>In which case the code is not canonical. <text:s/>Answer: use the symbols as is, even if not sorted. <text:s/>Non-canonical simple codes are found in the example compressed data. <text:s/>This should be made clear in this section.</text:p>
      <text:p text:style-name="Standard"/>
      <text:p text:style-name="Standard">“<text:span text:style-name="Mono">The value of each of the NSYM symbols above is the value of the ALPHABETS_BITS width machine integer representing the symbol modulo the alphabet size of the Huffman code.</text:span>”</text:p>
      <text:p text:style-name="Standard"/>
      <text:p text:style-name="Standard">Why modulo? <text:s/>This allows up to two ways to represent the same symbol. <text:s/>Why not reject invalid values? <text:s/>The specification should require that the actual symbol value be in the stream, and if the integer pulled is &gt;= the alphabet size, then the stream can be rejected. <text:s/>Are there cases where a modulo operation on the bits read is actually required?</text:p>
      <text:h text:style-name="Heading_20_3" text:outline-level="3">3.5</text:h>
      <text:p text:style-name="Standard">“<text:span text:style-name="Mono">HSKIP, values of 0, 2 or 3 represent the respective </text:span><text:span text:style-name="Mono"><text:span text:style-name="T2">number of leading zeros.</text:span></text:span><text:span text:style-name="T1">”</text:span></text:p>
      <text:p text:style-name="Standard"><text:span text:style-name="T1"/></text:p>
      <text:p text:style-name="Standard"><text:span text:style-name="T1">It is not clear what is meant by “leading zeros”. <text:s/>Explicitly state that 2 means that the code lengths 1 and 2 are not coded, and that 3 means that the codes lengths 1, 2, and 3 are not coded.</text:span></text:p>
      <text:p text:style-name="Standard"/>
      <text:p text:style-name="Standard">Typo: “<text:span text:style-name="Mono">and they are represented with 2 - 5 bits</text:span>”, should be 2 - 4 bits.</text:p>
      <text:p text:style-name="Standard"/>
      <text:p text:style-name="Standard">“<text:span text:style-name="Mono">A repeated code length code of 16 modifies the repeat count of the </text:span><text:soft-page-break/><text:span text:style-name="Mono">previous one as follows</text:span>”</text:p>
      <text:p text:style-name="Standard"/>
      <text:p text:style-name="Standard">Does this apply again if there are <text:span text:style-name="T3">three</text:span> 16 codes in a row? <text:s/>It doesn't say. <text:s/>Same question for repeated 17's.</text:p>
      <text:p text:style-name="Standard"/>
      <text:p text:style-name="Standard">“<text:span text:style-name="Mono">A repeated code length code of 16 modifies the repeat count of the previous one as follows</text:span>”</text:p>
      <text:p text:style-name="Standard"/>
      <text:p text:style-name="Standard">I presume this only applies if it is immediately repeated, i.e. no other codes in between. The specification should be explicit on this. <text:s/>Same for 17.</text:p>
      <text:h text:style-name="Heading_20_3" text:outline-level="3">4.</text:h>
      <text:p text:style-name="Standard">“<text:span text:style-name="Mono">second last distance</text:span>” should be second <text:span text:style-name="T3">to</text:span> last distance. <text:s/>This shows up a few times.</text:p>
      <text:p text:style-name="Standard"/>
      <text:p text:style-name="Standard">The limits on NPOSTFIX and NDIRECT should be provided here. <text:s/>NPOSTFIX is two bits (0..3). <text:s/>NDIRECT is four bits, shifted up by NPOSTFIX, so up to 1111000 or 15*8 = 16*8 - 8 = 120.</text:p>
      <text:p text:style-name="Standard"/>
      <text:p text:style-name="Standard">The specification calls symbols "codes" here. <text:s/>We need a consistent terminology. <text:s/>There should be different names for a prefix-code tree, a single set of bits in that prefix code representing one symbol, and the symbol decoded. <text:s/>Sometimes all three are called "code".</text:p>
      <text:p text:style-name="Standard"/>
      <text:p text:style-name="Standard">For consistency, "ringbuffer" should be "ring-buffer".</text:p>
      <text:h text:style-name="Heading_20_3" text:outline-level="3">6.0</text:h>
      <text:p text:style-name="Standard">“<text:span text:style-name="Mono">The number of extra bits can be 0 - 24, and it is dependent on the block length code.</text:span>”</text:p>
      <text:p text:style-name="Standard"/>
      <text:p text:style-name="Standard">For the code shown, the number of extra bits can only be 2 - 24.</text:p>
      <text:h text:style-name="Heading_20_3" text:outline-level="3">7.1</text:h>
      <text:p text:style-name="Standard">These lookup tables should each be accompanied by a length in bytes and some sort of check value in the specification to assure that each table has been copied correctly from the specification.</text:p>
      <text:h text:style-name="Heading_20_3" text:outline-level="3">8.</text:h>
      <text:p text:style-name="Standard">“<text:span text:style-name="Mono">NDBITS[lengths]</text:span>” should be NDBITS[length].</text:p>
      <text:p text:style-name="Standard"/>
      <text:p text:style-name="Standard">I get what “<text:span text:style-name="Mono">DICT[offset(length, index)..offset(length, index+1))</text:span>” means, using the mathematical notation [) for inclusive and exclusive end points. <text:s/>However it would be more clear as: DICT[offset(length, index)..offset(length, index+1)-1] or DICT[offset(length, index) + 0..length-1].</text:p>
      <text:p text:style-name="Standard"/>
      <text:p text:style-name="Standard">NTRANSFORMS should be defined explicitly in the document. <text:s/>It appears to be 121.</text:p>
      <text:p text:style-name="Standard"/>
      <text:p text:style-name="Standard">The UppercaseAll pseudo-code is incorrect, assuming that the indenting determines the execution. <text:span text:style-name="T3"><text:s/>i</text:span> is only incremented when a character is modified, so it will never terminate if it <text:soft-page-break/>encounters a non-lower-case character. <text:s/>All of the increments of <text:span text:style-name="T3">i</text:span> need to be unindented.</text:p>
      <text:p text:style-name="Standard"/>
      <text:p text:style-name="Standard">“<text:span text:style-name="Mono">characters an coverted</text:span>” should be characters and converted</text:p>
      <text:h text:style-name="Heading_20_3" text:outline-level="3">9.2</text:h>
      <text:p text:style-name="Standard">At last, we see how to make an empty block. <text:s/>This was bugging me the whole time. <text:s/>Perhaps state earlier in the overall view of meta-blocks that the last, and possibly the only meta-block can be empty.</text:p>
      <text:p text:style-name="Standard"/>
      <text:p text:style-name="Standard">So if ISEMPTY is 1, are the rest of the fields not present? <text:s/>This should be explicit at that point in the specification. <text:s/>It is specified later in the pseudo-code for decoding.</text:p>
      <text:p text:style-name="Standard"/>
      <text:p text:style-name="Standard">If ISEMPTY is 1, what fills the rest of the last byte? <text:s/>The specification should say zero bits. <text:s/>Same thing goes for a last block that isn't empty. <text:s/>In general some attention should be given to where in the specification it should state that a decompressor should reject a stream for non-compliance.</text:p>
      <text:p text:style-name="Standard"/>
      <text:p text:style-name="Standard">If ISUNCOMPRESSED is 1, then the bits to the next byte boundary should be specified to be zeros.</text:p>
      <text:p text:style-name="Standard"/>
      <text:p text:style-name="Standard">The variable-length code for the number of block types is not clear in its description. <text:s/>Are the next three bits after the 1 in reversed order? <text:s/>Do the x's need to be reversed before adding to the base? <text:s/>Answer: it is not a prefix code as implied. <text:s/>The three bits after the first bit and the extra bit are not reversed in the stream.</text:p>
      <text:p text:style-name="Standard"/>
      <text:p text:style-name="Standard">Should a stream be rejected if there are too many nybbles for the meta-block length? <text:s/>I.e., if the high nybble after the fourth nybble is zero?</text:p>
      <text:h text:style-name="Heading_20_3" text:outline-level="3">Page 28-108</text:h>
      <text:p text:style-name="Standard">The dictionary should be prefaced by the number of bytes in the dictionary (122,784), and a signature of the dictionary, e.g. a SHA-256, so that the correct extraction of the dictionary can be verified.</text:p>
      <text:h text:style-name="Heading_20_3" text:outline-level="3">Page 109</text:h>
      <text:p text:style-name="Standard">There should not be a comma at the end of "7, <text:s/>6, <text:s/>6, <text:s/>5, <text:s/>5,". <text:s/>It makes it look like something is mis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space" svg:font-family="monospace"/>
    <style:font-face style:name="Lucida Sans1" svg:font-family="'Lucida Sans'" style:font-family-generic="swiss"/>
    <style:font-face style:name="Courier New" svg:font-family="'Courier New'" style:font-family-generic="modern" style:font-pitch="fixed"/>
    <style:font-face style:name="Tinos" svg:font-family="Tinos" style:font-adornments="Italic" style:font-pitch="variable"/>
    <style:font-face style:name="Cousine1" svg:font-family="Cousine" style:font-family-generic="modern" style:font-pitch="variable"/>
    <style:font-face style:name="Cousine" svg:font-family="Cousine" style:font-adornments="Italic" style:font-family-generic="modern" style:font-pitch="variable"/>
    <style:font-face style:name="Times New Roman" svg:font-family="'Times New Roman'" style:font-family-generic="roman" style:font-pitch="variable"/>
    <style:font-face style:name="Arimo1" svg:font-family="Arimo" style:font-family-generic="swiss" style:font-pitch="variable"/>
    <style:font-face style:name="Arimo" svg:font-family="Arimo" style:font-adornments="Italic" style:font-family-generic="swiss" style:font-pitch="variable"/>
    <style:font-face style:name="Arimo2"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mo2"/>
    </style:style>
    <style:style style:name="Heading" style:family="paragraph" style:parent-style-name="Standard" style:next-style-name="Text_20_body" style:class="text">
      <style:paragraph-properties fo:margin-top="0.1665in" fo:margin-bottom="0.0835in" fo:keep-with-next="always"/>
      <style:text-properties style:font-name="Arimo2"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letype" style:family="text">
      <style:text-properties style:font-name="Courier New" style:font-name-asian="Courier New" style:font-name-complex="Courier New"/>
    </style:style>
    <style:style style:name="Mono" style:family="text" style:parent-style-name="Emphasis">
      <style:text-properties style:font-name="Cousine" fo:font-size="11pt" fo:font-style="norm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Adler</meta:initial-creator>
    <meta:creation-date>2015-02-22T20:46:48</meta:creation-date>
    <dc:date>2015-02-22T22:59:14</dc:date>
    <dc:creator>Mark Adler</dc:creator>
    <meta:editing-duration>PT2H12M26S</meta:editing-duration>
    <meta:editing-cycles>102</meta:editing-cycles>
    <meta:generator>OpenOffice/4.1.1$Unix OpenOffice.org_project/411m6$Build-9775</meta:generator>
    <meta:document-statistic meta:table-count="0" meta:image-count="0" meta:object-count="0" meta:page-count="5" meta:paragraph-count="70" meta:word-count="1979" meta:character-count="11155"/>
  </office:meta>
</office:document-meta>
</file>